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>
      <style:paragraph-properties fo:text-align="center"/>
      <style:text-properties fo:color="#666666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666666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950e"/>
    </style:style>
    <style:style style:name="T8" style:family="text">
      <style:text-properties fo:color="#666666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666666" fo:font-size="16pt" style:font-size-asian="18pt" style:font-size-complex="18pt"/>
    </style:style>
    <style:style style:name="T10" style:family="text">
      <style:text-properties fo:color="#666666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</text:span><text:span text:style-name="T5">Themes</text:span><text:span text:style-name="T4">, </text:span><text:span text:style-name="T6">Styles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7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8">Data Stores</text:span></text:p>
          <text:p text:style-name="P1"><text:span text:style-name="T4">(Coverage, Feature, Metadata, </text:span><text:span text:style-name="T6">Tile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9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8.4cm" svg:height="1.9cm" svg:x="1.9cm" svg:y="7.5cm">
          <text:p text:style-name="P6"><text:span text:style-name="T10">Server Connections</text:span></text:p>
          <text:p text:style-name="P6"><text:span text:style-name="T6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8T00:31:30</dc:date>
    <dc:creator>Markus Schneider</dc:creator>
    <meta:editing-duration>PT6H39M25S</meta:editing-duration>
    <meta:editing-cycles>12</meta:editing-cycles>
    <meta:generator>LibreOffice/3.5$Linux_X86_64 LibreOffice_project/350m1$Build-2</meta:generator>
    <meta:document-statistic meta:object-count="7"/>
  </office:meta>
</office:document-meta>
</file>